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end" style:justify-single-word="false"/>
      <style:text-properties officeooo:rsid="000a59ce" officeooo:paragraph-rsid="000a59ce"/>
    </style:style>
    <style:style style:name="P2" style:family="paragraph" style:parent-style-name="Standard">
      <style:paragraph-properties fo:text-align="start" style:justify-single-word="false"/>
      <style:text-properties officeooo:rsid="000a59ce" officeooo:paragraph-rsid="000a59ce"/>
    </style:style>
    <style:style style:name="T1" style:family="text">
      <style:text-properties officeooo:rsid="000ab97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eg Pregulman</text:p>
      <text:p text:style-name="P1">EECS 678</text:p>
      <text:p text:style-name="P1">Lab 11</text:p>
      <text:p text:style-name="P1"/>
      <text:p text:style-name="P2"><text:tab/>The read_write program takes much longer for smaller buffer sizes because it has to make more read() and write() calls since it is looking at smaller sections of the file and then copying it over. The amount of time memmap takes is fairly static since it determines the size of the file and then copies everything over at once.</text:p>
      <text:p text:style-name="P2"><text:tab/><text:span text:style-name="T1">The mistake in the read_write code is that the buffer is never guaranteed to perfectly divide the file you're copying and can create extra white space. To fix this problem, you would need to either ensure that the buffer is a factor of the file size, or the last iteration of the buffer adjusts its size to make sure there are no extra bites of white spa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egory Pregulman</meta:initial-creator>
    <meta:creation-date>2014-05-01T10:40:22.749036254</meta:creation-date>
    <dc:date>2014-05-01T11:05:44.546152174</dc:date>
    <dc:creator>Gregory Pregulman</dc:creator>
    <meta:editing-duration>PT18M59S</meta:editing-duration>
    <meta:editing-cycles>4</meta:editing-cycles>
    <meta:generator>LibreOffice/4.1.5.3$Linux_X86_64 LibreOffice_project/205099f953b4b61c41106e07b17e9e5acc65037</meta:generator>
    <meta:document-statistic meta:table-count="0" meta:image-count="0" meta:object-count="0" meta:page-count="1" meta:paragraph-count="5" meta:word-count="132" meta:character-count="714" meta:non-whitespace-character-count="585"/>
  </office:meta>
</office:document-meta>
</file>